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'Helvetica Neue', Helvetica, sans-serif"/>
    <style:font-face style:name="Consolas1" svg:font-family="Consolas, 'Courier New', monospace"/>
    <style:font-face style:name="OpenSymbol" svg:font-family="OpenSymbol"/>
    <style:font-face style:name="Roboto" svg:font-family="Roboto, Helvetica, sans-serif"/>
    <style:font-face style:name="Roboto1" svg:font-family="Roboto, sans-serif"/>
    <style:font-face style:name="Segoe UI" svg:font-family="'Segoe UI', SegoeUI, 'Helvetica Neue', Helvetica, Arial, sans-serif"/>
    <style:font-face style:name="Source Sans Pro" svg:font-family="'Source Sans Pro', Arial, sans-serif"/>
    <style:font-face style:name="Verdana" svg:font-family="Verdana, sans-serif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>
        <style:tab-stops>
          <style:tab-stop style:position="2.7917in"/>
        </style:tab-stops>
      </style:paragraph-properties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>
        <style:tab-stops>
          <style:tab-stop style:position="2.7917in"/>
        </style:tab-stops>
      </style:paragraph-properties>
    </style:style>
    <style:style style:name="P4" style:family="paragraph" style:parent-style-name="Standard" style:list-style-name="L49">
      <style:paragraph-properties>
        <style:tab-stops>
          <style:tab-stop style:position="2.7917in"/>
        </style:tab-stops>
      </style:paragraph-properties>
    </style:style>
    <style:style style:name="P5" style:family="paragraph" style:parent-style-name="Standard" style:list-style-name="L50">
      <style:paragraph-properties>
        <style:tab-stops>
          <style:tab-stop style:position="2.7917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48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53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54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55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60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58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62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63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64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45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47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67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67">
      <style:paragraph-properties>
        <style:tab-stops>
          <style:tab-stop style:position="2.7917in"/>
        </style:tab-stops>
      </style:paragraph-properties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24292e" style:font-name="Times New Roman" fo:font-size="16pt" fo:letter-spacing="normal" fo:font-style="normal" fo:font-weight="normal" style:font-size-asian="16pt" style:font-size-complex="16pt"/>
    </style:style>
    <style:style style:name="P22" style:family="paragraph" style:parent-style-name="Standard" style:list-style-name="L50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24292e" style:font-name="Times New Roman" fo:font-size="16pt" fo:letter-spacing="normal" fo:font-style="normal" fo:font-weight="normal" style:font-size-asian="16pt" style:font-size-complex="16pt"/>
    </style:style>
    <style:style style:name="P23" style:family="paragraph" style:parent-style-name="Standard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4" style:family="paragraph" style:parent-style-name="Standard" style:list-style-name="L58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5" style:family="paragraph" style:parent-style-name="Standard" style:list-style-name="L62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6" style:family="paragraph" style:parent-style-name="Standard" style:list-style-name="L63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7" style:family="paragraph" style:parent-style-name="Standard" style:list-style-name="L49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55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top="0in" fo:margin-bottom="0in" fo:orphans="2" fo:widows="2" fo:background-color="#ffffff">
        <style:background-image/>
      </style:paragraph-properties>
      <style:text-properties fo:font-variant="normal" fo:text-transform="none" fo:color="#000000" style:font-name="Times New Roman" fo:font-size="16pt" fo:letter-spacing="normal" fo:font-style="normal" fo:font-weight="normal" fo:background-color="#fffff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style:font-name="Times New Roman" fo:font-size="16pt" fo:background-color="#ffffff" style:font-size-asian="16pt" style:font-size-complex="16pt"/>
    </style:style>
    <style:style style:name="P32" style:family="paragraph" style:parent-style-name="Text_20_body" style:list-style-name="L65">
      <style:paragraph-properties fo:orphans="2" fo:widows="2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33" style:family="paragraph" style:parent-style-name="Text_20_body">
      <style:paragraph-properties fo:margin-top="0in" fo:margin-bottom="0in" fo:orphans="2" fo:widows="2"/>
      <style:text-properties fo:font-variant="normal" fo:text-transform="none" fo:color="#24292e" style:font-name="Times New Roman" fo:font-size="16pt" fo:letter-spacing="normal" fo:font-style="normal" fo:font-weight="normal" style:font-size-asian="16pt" style:font-size-complex="16pt"/>
    </style:style>
    <style:style style:name="P34" style:family="paragraph" style:parent-style-name="Text_20_body">
      <style:paragraph-properties fo:margin-top="0in" fo:margin-bottom="0in"/>
      <style:text-properties fo:font-variant="normal" fo:text-transform="none" fo:color="#000000" style:font-name="Times New Roman" fo:font-size="16pt" fo:letter-spacing="normal" fo:font-style="normal" fo:font-weight="normal" style:font-name-asian="Consolas" style:font-size-asian="16pt" style:font-weight-asian="normal" style:font-name-complex="Consolas" style:font-size-complex="16pt" style:font-weight-complex="normal"/>
    </style:style>
    <style:style style:name="P35" style:family="paragraph" style:parent-style-name="Text_20_body">
      <style:paragraph-properties fo:margin-top="0in" fo:margin-bottom="0in" fo:orphans="2" fo:widows="2"/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36" style:family="paragraph" style:parent-style-name="Text_20_body">
      <style:paragraph-properties fo:margin-top="0in" fo:margin-bottom="0in" fo:orphans="2" fo:widows="2">
        <style:tab-stops>
          <style:tab-stop style:position="2.7917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37" style:family="paragraph" style:parent-style-name="Text_20_body" style:list-style-name="L68">
      <style:paragraph-properties fo:margin-top="0in" fo:margin-bottom="0in" fo:orphans="2" fo:widows="2"/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38" style:family="paragraph" style:parent-style-name="Text_20_body" style:list-style-name="L70">
      <style:paragraph-properties fo:margin-top="0in" fo:margin-bottom="0in" fo:orphans="2" fo:widows="2"/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39" style:family="paragraph" style:parent-style-name="Text_20_body" style:list-style-name="L65">
      <style:paragraph-properties fo:margin-top="0in" fo:margin-bottom="0in" fo:orphans="2" fo:widows="2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40" style:family="paragraph" style:parent-style-name="Text_20_body">
      <style:paragraph-properties fo:margin-top="0in" fo:margin-bottom="0in" fo:orphans="2" fo:widows="2"/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top="0in" fo:margin-bottom="0in"/>
      <style:text-properties fo:font-variant="normal" fo:text-transform="none" fo:color="#000000" style:font-name="Times New Roman" fo:font-size="20pt" fo:letter-spacing="normal" fo:font-style="normal" fo:font-weight="bold" style:font-name-asian="Consolas" style:font-size-asian="20pt" style:font-weight-asian="bold" style:font-name-complex="Consolas" style:font-size-complex="20pt" style:font-weight-complex="bold"/>
    </style:style>
    <style:style style:name="P42" style:family="paragraph" style:parent-style-name="Text_20_body">
      <style:paragraph-properties fo:margin-top="0in" fo:margin-bottom="0in" fo:orphans="2" fo:widows="2"/>
    </style:style>
    <style:style style:name="P43" style:family="paragraph" style:parent-style-name="Text_20_body" style:list-style-name="L66">
      <style:paragraph-properties fo:margin-top="0in" fo:margin-bottom="0in" fo:orphans="2" fo:widows="2"/>
    </style:style>
    <style:style style:name="P44" style:family="paragraph" style:parent-style-name="Text_20_body" style:list-style-name="L67">
      <style:paragraph-properties fo:margin-top="0in" fo:margin-bottom="0in" fo:orphans="2" fo:widows="2">
        <style:tab-stops>
          <style:tab-stop style:position="2.7917in"/>
        </style:tab-stops>
      </style:paragraph-properties>
    </style:style>
    <style:style style:name="P45" style:family="paragraph" style:parent-style-name="Text_20_body">
      <style:paragraph-properties fo:margin-top="0in" fo:margin-bottom="0in"/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46" style:family="paragraph" style:parent-style-name="Text_20_body">
      <style:paragraph-properties fo:margin-top="0in" fo:margin-bottom="0in" fo:orphans="2" fo:widows="2"/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47" style:family="paragraph" style:parent-style-name="Text_20_body" style:list-style-name="L64">
      <style:paragraph-properties fo:margin-top="0in" fo:margin-bottom="0in"/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48" style:family="paragraph" style:parent-style-name="Text_20_body">
      <style:paragraph-properties fo:margin-top="0in" fo:margin-bottom="0in" fo:orphans="2" fo:widows="2" fo:background-color="#ffffff">
        <style:background-image/>
      </style:paragraph-properties>
    </style:style>
    <style:style style:name="P49" style:family="paragraph" style:parent-style-name="Text_20_body">
      <style:paragraph-properties fo:margin-top="0in" fo:margin-bottom="0in" fo:orphans="2" fo:widows="2" fo:background-color="#ffffff">
        <style:background-image/>
      </style:paragraph-properties>
      <style:text-properties style:font-name="Times New Roman" fo:font-size="16pt" style:font-size-asian="16pt" style:font-size-complex="16pt"/>
    </style:style>
    <style:style style:name="P50" style:family="paragraph" style:parent-style-name="Text_20_body">
      <style:paragraph-properties fo:margin-left="1in" fo:margin-right="0in" fo:margin-top="0.0835in" fo:margin-bottom="0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24292e" style:font-name="Times New Roman" fo:font-size="16pt" fo:font-style="normal" fo:font-weight="normal" style:font-size-asian="16pt" style:font-size-complex="16pt"/>
    </style:style>
    <style:style style:name="P51" style:family="paragraph" style:parent-style-name="Text_20_body">
      <style:paragraph-properties fo:margin-left="1in" fo:margin-right="0in" fo:margin-top="0in" fo:margin-bottom="0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24292e" style:text-line-through-style="none" style:font-name="Times New Roman" fo:font-size="16pt" fo:font-style="normal" style:text-underline-style="none" fo:font-weight="normal" style:text-blinking="false" fo:background-color="transparent" style:font-size-asian="16pt" style:font-size-complex="16pt"/>
    </style:style>
    <style:style style:name="P52" style:family="paragraph" style:parent-style-name="Text_20_body">
      <style:paragraph-properties fo:margin-left="1in" fo:margin-right="0in" fo:margin-top="0in" fo:margin-bottom="0.1665in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24292e" style:text-line-through-style="none" style:font-name="Times New Roman" fo:font-size="16pt" fo:font-style="normal" style:text-underline-style="none" fo:font-weight="normal" style:text-blinking="false" fo:background-color="transparent" style:font-size-asian="16pt" style:font-size-complex="16pt"/>
    </style:style>
    <style:style style:name="T1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normal" style:text-blinking="false" fo:background-color="#ffffff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fo:background-color="#ffffff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fo:color="#000000" style:font-name="Times New Roman" fo:font-size="16pt" fo:letter-spacing="normal" fo:font-style="normal" fo:font-weight="normal" fo:background-color="#ffffff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000000" style:font-name="Times New Roman" fo:font-size="16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style:font-name="Times New Roman" fo:letter-spacing="normal" fo:font-style="normal"/>
    </style:style>
    <style:style style:name="T12" style:family="text">
      <style:text-properties fo:font-variant="normal" fo:text-transform="none" style:font-name="Times New Roman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444444" style:font-name="Roboto1" fo:font-size="12pt" fo:letter-spacing="normal" fo:font-style="normal" fo:font-weight="normal"/>
    </style:style>
    <style:style style:name="T16" style:family="text">
      <style:text-properties fo:font-variant="normal" fo:text-transform="none" fo:color="#444444" style:font-name="Roboto1" fo:font-size="16pt" fo:letter-spacing="normal" fo:font-style="normal" fo:font-weight="normal" style:font-size-asian="16pt" style:font-size-complex="16pt"/>
    </style:style>
    <style:style style:name="T17" style:family="text">
      <style:text-properties fo:font-variant="normal" fo:text-transform="none" fo:color="#444444" fo:letter-spacing="normal"/>
    </style:style>
    <style:style style:name="T18" style:family="text">
      <style:text-properties fo:font-variant="normal" fo:text-transform="none" fo:color="#444444" style:font-name="Times New Roman" fo:font-size="16pt" fo:letter-spacing="normal" fo:font-style="normal" fo:font-weight="normal" style:font-size-asian="16pt" style:font-size-complex="16pt"/>
    </style:style>
    <style:style style:name="T19" style:family="text">
      <style:text-properties style:font-name="Times New Roman"/>
    </style:style>
    <style:style style:name="T20" style:family="text">
      <style:text-properties fo:color="#000000" style:text-line-through-style="none" style:font-name="Times New Roman" style:text-underline-style="none" style:text-blinking="false" style:font-weight-asian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style:font-weight-asian="normal" style:font-weight-complex="normal"/>
    </style:style>
    <style:style style:name="T24" style:family="text">
      <style:text-properties fo:color="#000000" style:font-name="Times New Roman" fo:font-weight="bold" style:font-weight-asian="bold" style:font-weight-complex="bold"/>
    </style:style>
    <style:style style:name="T25" style:family="text">
      <style:text-properties fo:color="#000000" style:font-name="Times New Roman" style:font-weight-asian="normal" style:font-weight-complex="normal"/>
    </style:style>
    <style:style style:name="T26" style:family="text">
      <style:text-properties fo:color="#000000" style:font-name="Times New Roman" style:text-underline-style="none" style:font-weight-asian="normal" style:font-weight-complex="normal"/>
    </style:style>
    <style:style style:name="T27" style:family="text">
      <style:text-properties fo:color="#000000" style:font-name="Times New Roman" fo:font-size="16pt" style:font-size-asian="16pt" style:font-size-complex="16pt"/>
    </style:style>
    <style:style style:name="T28" style:family="text"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weight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6pt" style:font-size-asian="16pt" style:font-size-complex="16pt"/>
    </style:style>
    <style:style style:name="T37" style:family="text">
      <style:text-properties style:font-name="Times New Roman" fo:font-weight="bold" style:font-weight-asian="bold" style:font-weight-complex="bold"/>
    </style:style>
    <style:style style:name="T38" style:family="text">
      <style:text-properties style:text-line-through-style="none" style:text-underline-style="none" style:text-blinking="false" fo:background-color="transparent"/>
    </style:style>
    <style:style style:name="T39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ervice-oriented architecture: </text:p>
      <text:p text:style-name="P34"><text:span text:style-name="T30">what</text:span>: an architecture that allows a client to communicate with other apps over the internet for services that it needs; services can include authentication, computation, data access and more.</text:p>
      <text:p text:style-name="P34"><text:span text:style-name="T30">Why</text:span>: it allows a client to be loosely coupled with its required services, which means the client is more resilient to hardware and software failure, is quicker to adapt to changes. <text:s/></text:p>
      <text:p text:style-name="P35"><text:span text:style-name="T30">Patterns</text:span>: </text:p>
      <text:p text:style-name="P35"><text:span text:style-name="T31">Authentication broker</text:span>: a service connected to a central identity store and other services that require user authentication; it's able to authenticate a user on behalf of other services then grant him access accordingly</text:p>
      <text:p text:style-name="P35"><text:span text:style-name="T31">enterprise service bus</text:span>: is a central hub set up in between a cluster of services and a cluster of clients, and it is able to map a client to all of its desired services.</text:p>
      <text:p text:style-name="P35"><text:span text:style-name="T30">Principles</text:span>:</text:p>
      <text:list xml:id="list6768041856506202590" text:style-name="L70">
        <text:list-item>
          <text:p text:style-name="P38">standardized service contract</text:p>
        </text:list-item>
        <text:list-item>
          <text:p text:style-name="P38">loose coupling: services have minimal dependencies on each other </text:p>
        </text:list-item>
        <text:list-item>
          <text:p text:style-name="P38">service abstraction: implementation of services have been hidden from clients</text:p>
        </text:list-item>
        <text:list-item>
          <text:p text:style-name="P38">service reusability: logic is divided into services and can be reused</text:p>
        </text:list-item>
        <text:list-item>
          <text:p text:style-name="P38">service autonomy</text:p>
        </text:list-item>
        <text:list-item>
          <text:p text:style-name="P38">service statelessness</text:p>
        </text:list-item>
        <text:list-item>
          <text:p text:style-name="P38">service discoverability</text:p>
        </text:list-item>
        <text:list-item>
          <text:p text:style-name="P38">service composability: a problem broken down and each issue is addresed by a service</text:p>
        </text:list-item>
        <text:list-item>
          <text:p text:style-name="P38">service interoperability</text:p>
          <text:p text:style-name="P38"><text:s/></text:p>
        </text:list-item>
      </text:list>
      <text:p text:style-name="P35"><text:span text:style-name="T30">endpoint</text:span>: one end of a communication channel, typically represented as an URL in this context</text:p>
      <text:p text:style-name="P35"><text:span text:style-name="T30">contract</text:span>: a design document that defines the structure of messages a service can provide</text:p>
      <text:p text:style-name="P35"/>
      <text:p text:style-name="P40">contract-first vs contract-last</text:p>
      <text:p text:style-name="P35">first: define a WSDL document first, do implementation of this WSDL later</text:p>
      <text:p text:style-name="P35">last: start with source code, and use a tool to automatically generate a WSDL</text:p>
      <text:p text:style-name="P35"/>
      <text:p text:style-name="P46"><text:soft-page-break/><text:span text:style-name="T14">SOAP</text:span><text:span text:style-name="T13">: an XML-based protocol that lets you exchange info over a particular protocol (HTTP or SMTP) between applications. </text:span></text:p>
      <text:p text:style-name="P35"><text:span text:style-name="T30">envelope</text:span>: a root element of a SOAP message, it contains SOAP headers and SOAP body</text:p>
      <text:p text:style-name="P35"><text:span text:style-name="T30">header</text:span>: <text:s/>it is the first child element of a SOAP Envelope element, but it's optional; it contains application specific information like authentication and payment</text:p>
      <text:p text:style-name="P35"><text:span text:style-name="T30">body</text:span>: an element that contains the actual SOAP message intended for an endpoint in the format of XML </text:p>
      <text:p text:style-name="P46"><text:span text:style-name="T14">XML</text:span><text:span text:style-name="T13">: a markup language that defines a set of rules for encoding documents in a format that is both human-readable and machine-readable.</text:span></text:p>
      <text:p text:style-name="P42"><text:span text:style-name="T5">XML Schema</text:span><text:span text:style-name="T6">: </text:span><text:span text:style-name="T7">describes the structure of an XML document</text:span></text:p>
      <text:list xml:id="list4582094767962338998" text:style-name="L66">
        <text:list-item>
          <text:p text:style-name="P43"><text:span text:style-name="T6">the elements and attributes that can appear in a document</text:span></text:p>
        </text:list-item>
      </text:list>
      <text:list xml:id="list1136053976464827158" text:style-name="L65">
        <text:list-item>
          <text:p text:style-name="P39">the number of (and order of) child elements</text:p>
        </text:list-item>
        <text:list-item>
          <text:p text:style-name="P39">data types for elements and attributes</text:p>
        </text:list-item>
        <text:list-item>
          <text:p text:style-name="P32">default and fixed values for elements and attributes</text:p>
        </text:list-item>
      </text:list>
      <text:p text:style-name="P42"><text:span text:style-name="T6"/></text:p>
      <text:p text:style-name="P46"><text:span text:style-name="T14">WSDL</text:span><text:span text:style-name="T13">: Web Service Description Language, defines the contract of a SOAP service as an XML document</text:span></text:p>
      <text:p text:style-name="P42"><text:span text:style-name="T5">port</text:span><text:span text:style-name="T6">: a port used for communication, a </text:span><text:span text:style-name="Strong_20_Emphasis"><text:span text:style-name="T6">port </text:span></text:span><text:span text:style-name="T6">element has two attributes: name and binding. name is a unique identifier and binding refers to how operations are bound to a port type</text:span></text:p>
      <text:p text:style-name="P46"><text:span text:style-name="T14">Binding</text:span><text:span text:style-name="T13">: is used to bind operations to a particular port type. </text:span></text:p>
      <text:p text:style-name="P46"><text:span text:style-name="T14">portType</text:span><text:span text:style-name="T13">: a logical collection of related operations supported by a service</text:span></text:p>
      <text:p text:style-name="P35"><text:span text:style-name="T30">operation</text:span>: an action supported by a service, contains input and output messages</text:p>
      <text:p text:style-name="P35"/>
      <text:p text:style-name="P35">implementation</text:p>
      <text:p text:style-name="P46"><text:span text:style-name="T14">WCF</text:span><text:span text:style-name="T13">: Windows Communication Foundation is a tool often used to implement and deploy a service-oriented architecture (SOA) and it is only available in .net framework, but in .net core. Clients and services have a many to many relationship and services are loosely coupled to each other.</text:span> </text:p>
      <text:p text:style-name="P46"/>
      <text:p text:style-name="P33"><text:span text:style-name="T21">Address</text:span><text:span text:style-name="T23">: an URL that indicates where an endpoint is located</text:span></text:p>
      <text:p text:style-name="P35"><text:span text:style-name="T30">Binding</text:span>: what transport protocol to use </text:p>
      <text:p text:style-name="P35"><text:span text:style-name="T30">Contract</text:span>: define the structure of messages services can provide</text:p>
      <text:p text:style-name="P30"><text:soft-page-break/></text:p>
      <text:p text:style-name="P30"><text:span text:style-name="T30">Attributes</text:span>:</text:p>
      <text:p text:style-name="P31">    <text:span text:style-name="T32">// ServiceContract: (System.ServiceModel, the WCF namespace)</text:span></text:p>
      <text:p text:style-name="P31">    <text:span text:style-name="T32">//    goes on an interface, to mark it as defining a SOAP "service"</text:span></text:p>
      <text:p text:style-name="P31">    <text:span text:style-name="T32">// OperationContract: (System.ServiceModel, the WCF namespace)</text:span></text:p>
      <text:p text:style-name="P31">    <text:span text:style-name="T32">//    goes on methods in a ServiceContract interface, to mark them as SOAP "operations" that service supports</text:span></text:p>
      <text:p text:style-name="P31">    <text:span text:style-name="T32">// DataContract: (System.Runtime.Serialization, the DataContractSerializer namespace)</text:span></text:p>
      <text:p text:style-name="P31">    <text:span text:style-name="T32">//    goes on classes/structs, to mark them as usable in the signatures of SOAP operations (and configure how it will be</text:span></text:p>
      <text:p text:style-name="P31">    <text:span text:style-name="T32">//    serialized in XML)</text:span></text:p>
      <text:p text:style-name="P31">    <text:span text:style-name="T32">// DataMember: (System.Runtime.Serialization, the DataContractSerializer namespace)</text:span></text:p>
      <text:p text:style-name="P31">    <text:span text:style-name="T32">//    goes on members of DataContract types, to opt them in for serialization and deserialization.</text:span></text:p>
      <text:p text:style-name="P31">    <text:span text:style-name="T32">// FaultContract: (System.ServiceModel, the WCF namespace)</text:span></text:p>
      <text:p text:style-name="P31">    <text:span text:style-name="T32">//    goes on methods in a ServiceContract class implementation, to customize SOAP fault behavior.</text:span></text:p>
      <text:p text:style-name="P35"/>
      <text:p text:style-name="P35"/>
      <text:p text:style-name="P35">REST</text:p>
      <text:p text:style-name="P6">6 principles: </text:p>
      <text:list xml:id="list9163712985794944409" text:style-name="L45">
        <text:list-item>
          <text:p text:style-name="P16"><text:span text:style-name="T30">client-server</text:span>: separation of concerns, reuse UI across platforms, evolve client and server independently; roles, UI – client/ DB -server</text:p>
        </text:list-item>
      </text:list>
      <text:list xml:id="list37771627165445633" text:style-name="L47">
        <text:list-item>
          <text:p text:style-name="P17"><text:span text:style-name="T30">stateless</text:span>: no complicated interaction(state), all information needed are contained in one request; client keeps track of session, not server; drawback: send redundant info, login everytime</text:p>
        </text:list-item>
        <text:list-item>
          <text:p text:style-name="P17"><text:span text:style-name="T30">caching</text:span>: client browser download and save html files, and other resources(css,js,img) <text:s/></text:p>
        </text:list-item>
        <text:list-item>
          <text:p text:style-name="P17"><text:span text:style-name="T30">uniform interface</text:span>: a single standardized interface is used to access and manipulate resources. <text:s/>In this context, the interface is HTTP, and we use HTTP verbs to perform operations on resources</text:p>
        </text:list-item>
      </text:list>
      <text:list xml:id="list747658950190966993" text:style-name="L48">
        <text:list-item>
          <text:p text:style-name="P7">identification of resource: named resources</text:p>
        </text:list-item>
        <text:list-item>
          <text:p text:style-name="P7">manipulation of resources through representation: formats , XML update/ Json update </text:p>
        </text:list-item>
        <text:list-item>
          <text:p text:style-name="P7"><text:soft-page-break/>self-descriptive messages: data format same as media type, content type in header</text:p>
        </text:list-item>
      </text:list>
      <text:list xml:id="list8251896247887478435" text:style-name="L49">
        <text:list-item>
          <text:p text:style-name="P4"><text:span text:style-name="T28">layered system</text:span><text:span text:style-name="T29">: </text:span><text:span text:style-name="T7">Between a client and a server , there might be a number of servers in the middle and they provide layers of services, a security layer, a caching layer, a load-balancing layer;</text:span><text:span text:style-name="T27"> </text:span><text:span text:style-name="T29">each component cannot see beyond its immediate layer</text:span></text:p>
        </text:list-item>
        <text:list-item>
          <text:p text:style-name="P27"><text:span text:style-name="T30">code on demand</text:span>: clients can download code for new features, not common outside the browser</text:p>
        </text:list-item>
      </text:list>
      <text:p text:style-name="P35"/>
      <text:p text:style-name="P35"><text:span text:style-name="T30">SOAP VS REST</text:span>: read notes</text:p>
      <text:p text:style-name="P35"/>
      <text:p text:style-name="P35">HTTP</text:p>
      <text:p text:style-name="P35"><text:span text:style-name="T30">methods</text:span>: http verbs</text:p>
      <text:list xml:id="list6347241810931214364" text:style-name="L50">
        <text:list-item>
          <text:p text:style-name="P5"><text:span text:style-name="Source_20_Text"><text:span text:style-name="T5">Safe</text:span></text:span><text:span text:style-name="Source_20_Text"><text:span text:style-name="T6">: a method doesn't alter the state of the server, read-only operation. Several common HTTP methods are safe: </text:span></text:span><text:a xlink:type="simple" xlink:href="https://developer.mozilla.org/en-US/docs/Web/HTTP/Methods/GET" text:style-name="Internet_20_link" text:visited-style-name="Visited_20_Internet_20_Link"><text:span text:style-name="Source_20_Text"><text:span text:style-name="T1">GET</text:span></text:span></text:a><text:span text:style-name="Source_20_Text"><text:span text:style-name="T6">, </text:span></text:span><text:a xlink:type="simple" xlink:href="https://developer.mozilla.org/en-US/docs/Web/HTTP/Methods/HEAD" text:style-name="Internet_20_link" text:visited-style-name="Visited_20_Internet_20_Link"><text:span text:style-name="Source_20_Text"><text:span text:style-name="T1">HEAD</text:span></text:span></text:a><text:span text:style-name="Source_20_Text"><text:span text:style-name="T6">, or </text:span></text:span><text:a xlink:type="simple" xlink:href="https://developer.mozilla.org/en-US/docs/Web/HTTP/Methods/OPTIONS" text:style-name="Internet_20_link" text:visited-style-name="Visited_20_Internet_20_Link"><text:span text:style-name="Source_20_Text"><text:span text:style-name="T1">OPTIONS</text:span></text:span></text:a><text:span text:style-name="Source_20_Text"><text:span text:style-name="T6">. All safe methods are also </text:span></text:span><text:a xlink:type="simple" xlink:href="https://developer.mozilla.org/en-US/docs/Glossary/idempotent" text:style-name="Internet_20_link" text:visited-style-name="Visited_20_Internet_20_Link"><text:span text:style-name="Source_20_Text"><text:span text:style-name="T1">idempotent</text:span></text:span></text:a><text:span text:style-name="Source_20_Text"><text:span text:style-name="T6">, but not all idempotent methods are safe. For example, </text:span></text:span><text:span text:style-name="Source_20_Text"><text:span text:style-name="T1">PUT </text:span></text:span><text:span text:style-name="Source_20_Text"><text:span text:style-name="T6">and </text:span></text:span><text:span text:style-name="Source_20_Text"><text:span text:style-name="T1">DELETE </text:span></text:span><text:span text:style-name="Source_20_Text"><text:span text:style-name="T6">are both idempotent but unsafe. </text:span></text:span></text:p>
        </text:list-item>
        <text:list-item>
          <text:p text:style-name="P22"><text:span text:style-name="Source_20_Text"><text:span text:style-name="T24">Idempotent</text:span></text:span><text:span text:style-name="Source_20_Text"><text:span text:style-name="T25">: subsequent request of a request are not going to change the state of <text:s/>a server. </text:span></text:span><text:a xlink:type="simple" xlink:href="https://developer.mozilla.org/en-US/docs/Web/HTTP/Methods/GET" text:style-name="Internet_20_link" text:visited-style-name="Visited_20_Internet_20_Link"><text:span text:style-name="Source_20_Text"><text:span text:style-name="T20">GET</text:span></text:span></text:a><text:span text:style-name="Source_20_Text"><text:span text:style-name="T25">, </text:span></text:span><text:a xlink:type="simple" xlink:href="https://developer.mozilla.org/en-US/docs/Web/HTTP/Methods/HEAD" text:style-name="Internet_20_link" text:visited-style-name="Visited_20_Internet_20_Link"><text:span text:style-name="Source_20_Text"><text:span text:style-name="T20">HEAD</text:span></text:span></text:a><text:span text:style-name="Source_20_Text"><text:span text:style-name="T25">, </text:span></text:span><text:a xlink:type="simple" xlink:href="https://developer.mozilla.org/en-US/docs/Web/HTTP/Methods/PUT" text:style-name="Internet_20_link" text:visited-style-name="Visited_20_Internet_20_Link"><text:span text:style-name="Source_20_Text"><text:span text:style-name="T20">PUT</text:span></text:span></text:a><text:span text:style-name="Source_20_Text"><text:span text:style-name="T25">, and </text:span></text:span><text:span text:style-name="Source_20_Text"><text:span text:style-name="T26">DELETE </text:span></text:span><text:span text:style-name="Source_20_Text"><text:span text:style-name="T25">method are </text:span></text:span><text:span text:style-name="Strong_20_Emphasis"><text:span text:style-name="T22">idempotent</text:span></text:span><text:span text:style-name="Source_20_Text"><text:span text:style-name="T25">, but not the </text:span></text:span><text:span text:style-name="Source_20_Text"><text:span text:style-name="T20">POST </text:span></text:span><text:span text:style-name="Source_20_Text"><text:span text:style-name="T25">method( form submission). Light switch toggle → not idempotent, turn on/ turn off → idempotent <text:s/></text:span></text:span></text:p>
        </text:list-item>
      </text:list>
      <text:p text:style-name="P35"/>
      <text:p text:style-name="P35"/>
      <text:p text:style-name="P2"><text:span text:style-name="Source_20_Text"><text:span text:style-name="T10">Http status codes:</text:span></text:span></text:p>
      <text:p text:style-name="P6">100 informational - this request-response is still ongoing</text:p>
      <text:p text:style-name="P6"><text:s text:c="8"/>100 continue: you sent the headers, ok, now send the body</text:p>
      <text:p text:style-name="P6"><text:s text:c="4"/>200 successful</text:p>
      <text:p text:style-name="P6">* <text:s text:c="6"/>200 ok: successful request</text:p>
      <text:p text:style-name="P6"><text:s text:c="12"/>for get</text:p>
      <text:p text:style-name="P6"><text:s text:c="12"/>in asp.net core: Ok(...)</text:p>
      <text:p text:style-name="P6">* <text:s text:c="6"/>201 created: successful creation of resource. should generally return a copy of the resource created</text:p>
      <text:p text:style-name="P6"><text:s text:c="12"/>for post</text:p>
      <text:p text:style-name="P6"><text:s text:c="12"/>should also include Location header saying where it's at.</text:p>
      <text:p text:style-name="P6"><text:s text:c="12"/>CreatedAtRoute(...), CreatedAtAction(...)</text:p>
      <text:p text:style-name="P6"><text:soft-page-break/><text:s text:c="8"/>202 accepted: request received but hasn't been acted on yet.</text:p>
      <text:p text:style-name="P6">* <text:s text:c="5"/>204 no content(body): success but we are not returning anything</text:p>
      <text:p text:style-name="P6"><text:s text:c="12"/>for put and delete</text:p>
      <text:p text:style-name="P6"><text:s text:c="12"/>NoContent()</text:p>
      <text:p text:style-name="P6"><text:s text:c="4"/>300 redirection</text:p>
      <text:p text:style-name="P6"><text:s text:c="8"/>301 moved permanently: resource isn't here</text:p>
      <text:p text:style-name="P6"><text:s text:c="12"/>should also include Location header saying where it's at; don't bother using the old url</text:p>
      <text:p text:style-name="P6">* <text:s text:c="5"/>302 found: resource isn't here, browser usually automatically requests new URL with GET; could still send using the old url</text:p>
      <text:p text:style-name="P6"><text:s text:c="12"/>temporary redirect</text:p>
      <text:p text:style-name="P6"><text:s text:c="12"/>should also include Location header saying where it's at.</text:p>
      <text:p text:style-name="P6"><text:s text:c="12"/>RedirectToAction(...), RedirectToRoute(...)</text:p>
      <text:p text:style-name="P6"><text:s text:c="8"/>304 not modified: you had e.g. "if-modified-since" header, and the resource hasn't been modified</text:p>
      <text:p text:style-name="P6"><text:s text:c="4"/>400 client error</text:p>
      <text:p text:style-name="P6">* <text:s text:c="6"/>400 bad request. syntax of request is invalid.</text:p>
      <text:p text:style-name="P6"><text:s text:c="12"/>BadRequest()</text:p>
      <text:p text:style-name="P6">* <text:s text:c="6"/>401 unauthorized(unauthenticated): really means unauthenticated. you did not identify yourself.</text:p>
      <text:p text:style-name="P6"><text:s text:c="12"/>Unauthorized()</text:p>
      <text:p text:style-name="P6"><text:s text:c="9"/>402 payment required: meme status code</text:p>
      <text:p text:style-name="P6">* <text:s text:c="6"/>403 forbidden: <text:span text:style-name="T31">the true unauthorized</text:span>. you don't have the rights to do this</text:p>
      <text:p text:style-name="P6"><text:s text:c="12"/>Forbidden()</text:p>
      <text:p text:style-name="P6">* <text:s text:c="6"/>404 not found</text:p>
      <text:p text:style-name="P6"><text:s text:c="12"/>NotFound()</text:p>
      <text:p text:style-name="P6"><text:s text:c="9"/>405 method not allowed: methods not implemented on resources</text:p>
      <text:p text:style-name="P6"><text:s text:c="12"/>implemented by default in asp.net core</text:p>
      <text:p text:style-name="P6">* <text:s text:c="6"/>406 not acceptable: you used "accept" header and we can't give you that content type</text:p>
      <text:p text:style-name="P6"><text:s text:c="12"/>the server doesn't have to use 406, it can decide to use a fallback media type</text:p>
      <text:p text:style-name="P6"><text:s text:c="9"/>409 conflict: you can't do that because it's inconsistent with something else</text:p>
      <text:p text:style-name="P6">* <text:s text:c="6"/>415 unsupported media type</text:p>
      <text:p text:style-name="P6"><text:soft-page-break/><text:s text:c="9"/>418 i'm a teapot: you asked me to brew coffee</text:p>
      <text:p text:style-name="P6"><text:s text:c="4"/>500 server error</text:p>
      <text:p text:style-name="P6">* <text:s text:c="6"/>500 internalservererror</text:p>
      <text:p text:style-name="P6"><text:s text:c="12"/>StatusCode(500)</text:p>
      <text:p text:style-name="P6">* <text:s text:c="6"/>502 bad gateway - this server didn't make a mistake, but we had to call some OTHER server, and IT sent us something invalid</text:p>
      <text:p text:style-name="P23"><text:s text:c="9"/>505 HTTP version not supported</text:p>
      <text:p text:style-name="P23"/>
      <text:p text:style-name="P23"/>
      <text:p text:style-name="P2"><text:span text:style-name="Source_20_Text"><text:span text:style-name="T10">Headers</text:span></text:span></text:p>
      <text:p text:style-name="P3"><text:span text:style-name="Source_20_Text"><text:span text:style-name="T6"><text:s text:c="4"/></text:span></text:span><text:span text:style-name="Source_20_Text"><text:span text:style-name="T5">accept</text:span></text:span><text:span text:style-name="Source_20_Text"><text:span text:style-name="T6"> (request): defines which content types can be accepted as a response. Using </text:span></text:span><text:span text:style-name="Source_20_Text"><text:span text:style-name="T9">content negotiation</text:span></text:span><text:span text:style-name="Source_20_Text"><text:span text:style-name="T6">, the server then selects one of the proposals, uses it and informs the client of its choice with the </text:span></text:span><text:span text:style-name="Source_20_Text"><text:span text:style-name="T1">Content-Type </text:span></text:span><text:span text:style-name="Source_20_Text"><text:span text:style-name="T6">response header. </text:span></text:span></text:p>
      <text:p text:style-name="P3"><text:span text:style-name="Source_20_Text"><text:span text:style-name="T6"><text:s text:c="4"/></text:span></text:span><text:span text:style-name="Source_20_Text"><text:span text:style-name="T5">Content-type</text:span></text:span><text:span text:style-name="Source_20_Text"><text:span text:style-name="T6">(request): <text:s/>indicate the what type of data a user sends to a server as a request</text:span></text:span></text:p>
      <text:p text:style-name="P3"><text:span text:style-name="Source_20_Text"><text:span text:style-name="T6"><text:s text:c="4"/></text:span></text:span><text:span text:style-name="Source_20_Text"><text:span text:style-name="T5">user-agent</text:span></text:span><text:span text:style-name="Source_20_Text"><text:span text:style-name="T6"> (request) a characteristic string that lets servers and network peers identify the application, operating system, vendor, and/or version of the requesting </text:span></text:span><text:a xlink:type="simple" xlink:href="https://developer.mozilla.org/en-US/docs/Glossary/user_agent" text:style-name="Internet_20_link" text:visited-style-name="Visited_20_Internet_20_Link"><text:span text:style-name="Source_20_Text"><text:span text:style-name="T1">user agent</text:span></text:span></text:a><text:span text:style-name="Source_20_Text"><text:span text:style-name="T6">. </text:span></text:span></text:p>
      <text:p text:style-name="P3"><text:span text:style-name="Source_20_Text"><text:span text:style-name="T6"><text:s text:c="4"/></text:span></text:span><text:span text:style-name="Source_20_Text"><text:span text:style-name="T5">set-cookie</text:span></text:span><text:span text:style-name="Source_20_Text"><text:span text:style-name="T6"> (response): send a cookie from the server to the user agent, so the user agent can send it back to the server later. To send multiple cookies, multiple </text:span></text:span><text:span text:style-name="Strong_20_Emphasis"><text:span text:style-name="T6">Set-Cookie</text:span></text:span><text:span text:style-name="Source_20_Text"><text:span text:style-name="T6"> headers should be sent in the same response. </text:span></text:span></text:p>
      <text:p text:style-name="P3"><text:span text:style-name="Source_20_Text"><text:span text:style-name="T6"><text:s text:c="4"/></text:span></text:span><text:span text:style-name="Source_20_Text"><text:span text:style-name="T5">cookie </text:span></text:span><text:span text:style-name="Source_20_Text"><text:span text:style-name="T6">(request): HTTP request header contains stored </text:span></text:span><text:span text:style-name="Source_20_Text"><text:span text:style-name="T1">HTTP cookies </text:span></text:span><text:span text:style-name="Source_20_Text"><text:span text:style-name="T6">associated with the server (i.e. previously sent by the server with the </text:span></text:span><text:span text:style-name="Source_20_Text"><text:span text:style-name="T1">Set-Cookie </text:span></text:span><text:span text:style-name="Source_20_Text"><text:span text:style-name="T6">header or set in Javascript using </text:span></text:span><text:a xlink:type="simple" xlink:href="https://developer.mozilla.org/en-US/docs/Web/API/Document/cookie" text:style-name="Internet_20_link" text:visited-style-name="Visited_20_Internet_20_Link"><text:span text:style-name="Source_20_Text"><text:span text:style-name="T1">Document.cookie</text:span></text:span></text:a><text:span text:style-name="Source_20_Text"><text:span text:style-name="T6">). Keeps track of user' information like login</text:span></text:span></text:p>
      <text:p text:style-name="P3"><text:span text:style-name="Source_20_Text"><text:span text:style-name="T6"><text:s text:c="4"/></text:span></text:span><text:span text:style-name="Source_20_Text"><text:span text:style-name="T5">authorization</text:span></text:span><text:span text:style-name="Source_20_Text"><text:span text:style-name="T6">(request): contains credentials to authenticate a user-agent</text:span></text:span></text:p>
      <text:p text:style-name="P21"><text:span text:style-name="Source_20_Text"><text:span text:style-name="T25"><text:s text:c="4"/></text:span></text:span><text:span text:style-name="Source_20_Text"><text:span text:style-name="T24">content-length</text:span></text:span><text:span text:style-name="Source_20_Text"><text:span text:style-name="T25"> (bytes): size of the entity-body, in bytes, sent to the recipient. </text:span></text:span></text:p>
      <text:p text:style-name="P21"><text:span text:style-name="Source_20_Text"><text:span text:style-name="T29"/></text:span></text:p>
      <text:p text:style-name="P35">Implementation</text:p>
      <text:p text:style-name="P36"><text:span text:style-name="Source_20_Text"><text:span text:style-name="T37">MVC VS Web API</text:span></text:span><text:span text:style-name="Source_20_Text"><text:span text:style-name="T19">: </text:span></text:span></text:p>
      <text:list xml:id="list7043185240431977870" text:style-name="L67">
        <text:list-item>
          <text:p text:style-name="P44"><text:span text:style-name="Source_20_Text"><text:span text:style-name="T6">representation of data after result execution, in MVC, data is represented in HTML files; in Web API, data is represented in XML and JSON files</text:span></text:span></text:p>
        </text:list-item>
        <text:list-item>
          <text:p text:style-name="P44"><text:span text:style-name="Source_20_Text"><text:span text:style-name="T6">controller inherit from controllerBase</text:span></text:span></text:p>
        </text:list-item>
        <text:list-item>
          <text:p text:style-name="P18"><text:soft-page-break/><text:span text:style-name="T30">routing</text:span>: attribute routing instead of convention routing </text:p>
        </text:list-item>
        <text:list-item>
          <text:p text:style-name="P18"><text:span text:style-name="T30">binding</text:span>: binding source ,frombody, fromquery, fromform, fromroute, <text:span text:style-name="T19">complicated data type, assume from body, if route parameter matches, from route, if not match, from query string</text:span> </text:p>
        </text:list-item>
        <text:list-item>
          <text:p text:style-name="P20">http verbs<text:span text:style-name="T33">: more explicit</text:span></text:p>
        </text:list-item>
        <text:list-item>
          <text:p text:style-name="P20">consume<text:span text:style-name="T33">: specify which media-type a controller/method reads</text:span></text:p>
        </text:list-item>
        <text:list-item>
          <text:p text:style-name="P20">produce<text:span text:style-name="T33">: specify which media-type a controller/method writes</text:span></text:p>
        </text:list-item>
      </text:list>
      <text:p text:style-name="P6"/>
      <text:p text:style-name="P1"/>
      <text:p text:style-name="P40">HttpClient</text:p>
      <text:p text:style-name="P51">The HTTPClient class instance acts as a session to send HTTP requests. An HTTPClient instance uses its own connection pool, isolating its requests from other HTTPClients</text:p>
      <text:p text:style-name="P51">The base class for more specific HTTP clients, you can use the HTTPClient instance then add on things to make it more suited to your needs</text:p>
      <text:p text:style-name="P51">You use your client to get and receive data. </text:p>
      <text:p text:style-name="P52">To get data you'd do client.GetAsync()</text:p>
      <text:p text:style-name="P50"><text:span text:style-name="T38">To send data, client.PostAsync()</text:span></text:p>
      <text:p text:style-name="P40"/>
      <text:p text:style-name="P40"/>
      <text:list xml:id="list182354362555634765" text:style-name="L53">
        <text:list-item>
          <text:p text:style-name="P8">Using httpclient</text:p>
        </text:list-item>
        <text:list-item>
          <text:p text:style-name="P8">most serilzers can handle string and stream, each type has its own benefit, string for debugging, steam can be async; </text:p>
        </text:list-item>
      </text:list>
      <text:list xml:id="list7935431456827420446" text:style-name="L54">
        <text:list-item>
          <text:p text:style-name="P9">casesensitive turned off for serialization</text:p>
          <text:p text:style-name="P9"><text:span text:style-name="Source_20_Text"><text:span text:style-name="T12"/></text:span></text:p>
        </text:list-item>
      </text:list>
      <text:p text:style-name="P6"><text:span text:style-name="Source_20_Text"><text:span text:style-name="T12">content negotiation</text:span></text:span><text:span text:style-name="Source_20_Text"><text:span text:style-name="T11">: <text:s/>user agent can use a accept header to negotiate with resources and select a representation that is best suited for a user</text:span></text:span></text:p>
      <text:p text:style-name="P6"><text:span text:style-name="Source_20_Text"><text:span text:style-name="T11"><text:s/></text:span></text:span></text:p>
      <text:p text:style-name="P40">IActionResult types</text:p>
      <text:p text:style-name="P48"><text:span text:style-name="T8">sync: </text:span><text:span text:style-name="T2">NotFoundResult</text:span><text:span text:style-name="T8"> (404), and </text:span><text:a xlink:type="simple" xlink:href="https://docs.microsoft.com/en-us/dotnet/api/microsoft.aspnetcore.mvc.okobjectresult" text:style-name="Internet_20_link" text:visited-style-name="Visited_20_Internet_20_Link"><text:span text:style-name="T2">OkObjectResult</text:span></text:a><text:span text:style-name="T8"> (200) </text:span></text:p>
      <text:p text:style-name="P49"><text:soft-page-break/><text:span text:style-name="T4">async: </text:span><text:span text:style-name="T3">BadRequestResult</text:span><text:span text:style-name="T4"> </text:span><text:span text:style-name="T4">(400), CreatedAtActionresult(201)</text:span></text:p>
      <text:p text:style-name="P49"><text:span text:style-name="T4">other return types: statuscoderesult, redirectresult</text:span></text:p>
      <text:p text:style-name="P49"><text:span text:style-name="T4"/></text:p>
      <text:p text:style-name="P35"><text:span text:style-name="T30">custom formatter</text:span>:</text:p>
      <text:p text:style-name="P35">is used to support custom format and is configured in the startup file. Two components need to be created: input formatter and output formatter.</text:p>
      <text:p text:style-name="P35"><text:s/>Input formatter is required to deserialize data received from a client and Output formatter is required to serialize data sent to a client. <text:s/>supported media-type and supported encoding must be added in their constructors.</text:p>
      <text:p text:style-name="P35"/>
      <text:p text:style-name="P29">authorization(whether you have been granted access to a resource) vs authentication(whether you have proven your identity)</text:p>
      <text:p text:style-name="P29"/>
      <text:p text:style-name="P35">JavaScript</text:p>
      <text:p text:style-name="P35"><text:span text:style-name="T30">ES5</text:span>: introduced some important functionalities, use strict(cannot use undeclared variables), array functions </text:p>
      <text:p text:style-name="P35"><text:span text:style-name="T30">ES6</text:span>: introduced arrow functions, classes, getter and setter </text:p>
      <text:p text:style-name="P19">Eight data types</text:p>
      <text:list xml:id="list625498070207620907" text:style-name="L55">
        <text:list-item>
          <text:p text:style-name="P10"><text:span text:style-name="T30">number</text:span>, same as double in c-based languages,Infinite, 1/0 = Infinite</text:p>
        </text:list-item>
        <text:list-item>
          <text:p text:style-name="P10">“asdf” - 5 = NaN( not a number), any operation → NaN</text:p>
        </text:list-item>
        <text:list-item>
          <text:p text:style-name="P10"><text:span text:style-name="T30">boolean</text:span>, NaN == NaN → false, <text:s/>x = isNaN(NaN)</text:p>
        </text:list-item>
        <text:list-item>
          <text:p text:style-name="P10"><text:span text:style-name="T30">string</text:span>, backtick, multiple lines, string interpolation, $ sign goes in</text:p>
        </text:list-item>
        <text:list-item>
          <text:p text:style-name="P10"><text:span text:style-name="T30">object</text:span>, x = {}, basically json style, use double quotes if there is space in between on a key</text:p>
        </text:list-item>
        <text:list-item>
          <text:p text:style-name="P10">objects behave like dictionary, each pair is called property, but is a field</text:p>
        </text:list-item>
        <text:list-item>
          <text:p text:style-name="P10"><text:span text:style-name="T39">function</text:span>, still object type. But typeof(functionx) → function</text:p>
        </text:list-item>
        <text:list-item>
          <text:p text:style-name="P10"><text:span text:style-name="T31">function expression</text:span>, like a regular function declaration, more flexible</text:p>
        </text:list-item>
        <text:list-item>
          <text:p text:style-name="P10">function statement function y(a) {}</text:p>
        </text:list-item>
        <text:list-item>
          <text:p text:style-name="P10"><text:span text:style-name="T31">arrow function</text:span> syntax, same as lambda, x = a =&gt; a + a, x= () =&gt; {body}</text:p>
        </text:list-item>
        <text:list-item>
          <text:p text:style-name="P10">does not have to be part of an object, but can be x.func = Foo()</text:p>
        </text:list-item>
        <text:list-item>
          <text:p text:style-name="P10"><text:span text:style-name="T30">undefined</text:span>, void return → undefined(value, type); missing parameters, type is undefined</text:p>
        </text:list-item>
        <text:list-item>
          <text:p text:style-name="P10"><text:span text:style-name="T30">null</text:span>, missing data, placeholder for any data, typeof(null) object</text:p>
        </text:list-item>
        <text:list-item>
          <text:p text:style-name="P10"><text:span text:style-name="T31">Array</text:span>, object</text:p>
        </text:list-item>
        <text:list-item>
          <text:p text:style-name="P28"><text:span text:style-name="T30">BigInt</text:span>, arbitray-size whole number, use n at the end, put into its ctor</text:p>
        </text:list-item>
        <text:list-item>
          <text:p text:style-name="P28"><text:soft-page-break/><text:span text:style-name="T30">Symbol</text:span>, unique identifier</text:p>
        </text:list-item>
      </text:list>
      <text:p text:style-name="P23"/>
      <text:p text:style-name="P19">Scopes:</text:p>
      <text:list xml:id="list7342272748566629036" text:style-name="L60">
        <text:list-header>
          <text:p text:style-name="P11">1 global 2 function 3 block scope</text:p>
        </text:list-header>
        <text:list-item>
          <text:p text:style-name="P11">function scope, all vars have the same scope inside a function</text:p>
        </text:list-item>
        <text:list-item>
          <text:p text:style-name="P11"><text:span text:style-name="T31">let</text:span>, const, block scope, <text:s/></text:p>
        </text:list-item>
        <text:list-item>
          <text:p text:style-name="P11">assign to undeclared variable, create a var in <text:span text:style-name="T31">global scope</text:span></text:p>
        </text:list-item>
      </text:list>
      <text:list xml:id="list6710189817737799969" text:style-name="L58">
        <text:list-item>
          <text:p text:style-name="P12">improved behaviors opt-in using strict mode: top 'use strict'; </text:p>
        </text:list-item>
      </text:list>
      <text:p text:style-name="P23"/>
      <text:p text:style-name="P29">truthy/falsy</text:p>
      <text:list xml:id="list35207879" text:continue-numbering="true" text:style-name="L58">
        <text:list-item>
          <text:p text:style-name="P12">Boolean(), only a few are false: <text:span text:style-name="T31">0, -0, false, NaN, “”, null, undefined</text:span></text:p>
        </text:list-item>
        <text:list-item>
          <text:p text:style-name="P24">not falsy: [], {}, [0]</text:p>
        </text:list-item>
      </text:list>
      <text:p text:style-name="P29">loose equality</text:p>
      <text:list xml:id="list35220770" text:continue-numbering="true" text:style-name="L58">
        <text:list-item>
          <text:p text:style-name="P12">== implicit type conversion. Check value equality regardless of type</text:p>
        </text:list-item>
        <text:list-item>
          <text:p text:style-name="P12">=== check type and value equality</text:p>
        </text:list-item>
        <text:list-item>
          <text:p text:style-name="P24">manual type checking on parameters and avoid == and !=</text:p>
          <text:p text:style-name="P24"/>
        </text:list-item>
      </text:list>
      <text:p text:style-name="P42"><text:span text:style-name="T5">JSON</text:span><text:span text:style-name="T6">: derived from Javascript object notation, a data representation used to transmit data objects on the internet, and its alternative is XML</text:span></text:p>
      <text:p text:style-name="P35"><text:span text:style-name="T30">Prototypes</text:span>: Js inheritance, inherit from an object instead of from a class, and by default each object has a built-in prototype </text:p>
      <text:p text:style-name="P35"/>
      <text:p text:style-name="P35"><text:span text:style-name="T30">functions</text:span>: an object, three different syntax to define a function.</text:p>
      <text:list xml:id="list6879909219615331087" text:style-name="L68">
        <text:list-item>
          <text:p text:style-name="P37">function expression, the most common</text:p>
        </text:list-item>
        <text:list-item>
          <text:p text:style-name="P37">arrow function, lambda expression</text:p>
        </text:list-item>
        <text:list-item>
          <text:p text:style-name="P37">function as a constructor, function name is titlecased</text:p>
        </text:list-item>
      </text:list>
      <text:p text:style-name="P35"><text:span text:style-name="T30"/></text:p>
      <text:p text:style-name="P35"><text:span text:style-name="T30">arrow</text:span>:</text:p>
      <text:p text:style-name="P35">a new way to write a function in JS introduced in ES 6, and a specialy property that values are locked in at the time of definition, arrow function behave more like LINQ statements. </text:p>
      <text:p text:style-name="P35"/>
      <text:p text:style-name="P40">Callback</text:p>
      <text:list xml:id="list3281953670626772278" text:style-name="L62">
        <text:list-item>
          <text:p text:style-name="P13">pass functions as arguments, to achieve async → “callback functions”(delegates)</text:p>
        </text:list-item>
        <text:list-item>
          <text:p text:style-name="P13"><text:soft-page-break/>funcA(.....funcSuccess,funcFail){.....funcSuccess(result), funcFail}</text:p>
        </text:list-item>
        <text:list-item>
          <text:p text:style-name="P13">calling code invokes library code, then library code asks for functions to fulfill delegates from calling code</text:p>
        </text:list-item>
        <text:list-item>
          <text:p text:style-name="P25">Promise helps us manage callbacks</text:p>
        </text:list-item>
      </text:list>
      <text:p text:style-name="P40"/>
      <text:p text:style-name="P35"><text:span text:style-name="T30">closure</text:span>:</text:p>
      <text:list xml:id="list3795694728856824545" text:style-name="L63">
        <text:list-item>
          <text:p text:style-name="P14">if a local variable is referenced from a inner function, the inner function will keep the local variable alive as long as it remains</text:p>
        </text:list-item>
        <text:list-item>
          <text:p text:style-name="P14">called closure, inner function closes over the variables if references</text:p>
        </text:list-item>
        <text:list-item>
          <text:p text:style-name="P26">emulates access modifiers</text:p>
        </text:list-item>
      </text:list>
      <text:p text:style-name="P35"/>
      <text:p text:style-name="P35"/>
      <text:p text:style-name="P40">IIFE</text:p>
      <text:list xml:id="list1653373634237301605" text:style-name="L64">
        <text:list-item>
          <text:p text:style-name="P15">not good to pollute the global scope, use immediately-invoked function expression</text:p>
        </text:list-item>
        <text:list-item>
          <text:p text:style-name="P47">(function(){})() define a function and call it → temporary variable<text:line-break/></text:p>
        </text:list-item>
      </text:list>
      <text:p text:style-name="P45"/>
      <text:p text:style-name="P45">QUIZ:</text:p>
      <text:p text:style-name="P45">Trace is not a commonly used http method</text:p>
      <text:p text:style-name="P45">URI is not a core component of http response</text:p>
      <text:p text:style-name="P45">HTTP uses client server architecture, not a connected archite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'Helvetica Neue', Helvetica, sans-serif"/>
    <style:font-face style:name="Consolas1" svg:font-family="Consolas, 'Courier New', monospace"/>
    <style:font-face style:name="OpenSymbol" svg:font-family="OpenSymbol"/>
    <style:font-face style:name="Roboto" svg:font-family="Roboto, Helvetica, sans-serif"/>
    <style:font-face style:name="Roboto1" svg:font-family="Roboto, sans-serif"/>
    <style:font-face style:name="Segoe UI" svg:font-family="'Segoe UI', SegoeUI, 'Helvetica Neue', Helvetica, Arial, sans-serif"/>
    <style:font-face style:name="Source Sans Pro" svg:font-family="'Source Sans Pro', Arial, sans-serif"/>
    <style:font-face style:name="Verdana" svg:font-family="Verdana, sans-serif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8T06:31:29.52</meta:creation-date>
    <dc:date>2020-12-14T15:00:37.12</dc:date>
    <meta:editing-duration>P3DT15H43M49S</meta:editing-duration>
    <meta:editing-cycles>44</meta:editing-cycles>
    <meta:generator>OpenOffice/4.1.3$Win32 OpenOffice.org_project/413m1$Build-9783</meta:generator>
    <meta:document-statistic meta:table-count="0" meta:image-count="0" meta:object-count="0" meta:page-count="10" meta:paragraph-count="208" meta:word-count="2296" meta:character-count="14893"/>
  </office:meta>
</office:document-meta>
</file>